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0e5" officeooo:paragraph-rsid="001ea0e5"/>
    </style:style>
    <style:style style:name="T1" style:family="text">
      <style:text-properties officeooo:rsid="0021ee40"/>
    </style:style>
    <style:style style:name="T2" style:family="text">
      <style:text-properties officeooo:rsid="002251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text:p>
      <text:p text:style-name="P1"><text:span text:style-name="T2">La Realidad Aumentada Espacial se está dando a conocer mas hoy en día. Es una variación de la Realidad Aumentada que conocemos, pero no depende de displays para visualizarla, sino de proyectores digitales. Los objetos virtuales proyectados son mostrados en una plano 2D, donde dar la ilusión de que un objeto virtual pueda parecer real (un holograma) , no es alcanzado en la mayoría de los proyectos propuestos. Es por eso, que el objetivo de este trabajo de tesis es proyectar un objeto 3D, en una mesa sin objetos que obstruyan la proyección de éste, en donde un usuario, detectado por una cámara RGB-D, camine al rededor y se ajuste el objeto para poder verlo desde diferentes ángulos, diferentes perspectiv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0:26:09.043991309</meta:creation-date>
    <dc:date>2017-03-24T01:50:41.670253622</dc:date>
    <meta:editing-duration>PT2M</meta:editing-duration>
    <meta:editing-cycles>1</meta:editing-cycles>
    <meta:document-statistic meta:table-count="0" meta:image-count="0" meta:object-count="0" meta:page-count="1" meta:paragraph-count="2" meta:word-count="121" meta:character-count="720" meta:non-whitespace-character-count="601"/>
    <meta:generator>LibreOffice/5.1.6.2$Linux_X86_64 LibreOffice_project/10m0$Build-2</meta:generator>
  </office:meta>
</office:document-meta>
</file>